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/>
      <style:text-properties style:font-name="Times New Roman" fo:font-size="14pt" fo:language="es" fo:country="CR"/>
    </style:style>
    <style:style style:name="P2" style:family="paragraph" style:parent-style-name="Text_20_body">
      <style:paragraph-properties fo:line-height="107%"/>
      <style:text-properties style:font-name="Times New Roman" fo:font-size="14pt" fo:language="es" fo:country="CR" fo:font-weight="bold"/>
    </style:style>
    <style:style style:name="P3" style:family="paragraph" style:parent-style-name="Text_20_body">
      <style:paragraph-properties fo:margin-left="1.905cm" fo:margin-right="0cm" fo:line-height="107%" fo:text-indent="-0.635cm" style:auto-text-indent="false"/>
    </style:style>
    <style:style style:name="P4" style:family="paragraph" style:parent-style-name="Text_20_body">
      <style:paragraph-properties fo:margin-left="1.905cm" fo:margin-right="0cm" fo:line-height="107%" fo:text-indent="-0.635cm" style:auto-text-indent="false"/>
      <style:text-properties officeooo:paragraph-rsid="0013b80f"/>
    </style:style>
    <style:style style:name="P5" style:family="paragraph" style:parent-style-name="Text_20_body">
      <style:paragraph-properties fo:margin-left="1.905cm" fo:margin-right="0cm" fo:line-height="107%" fo:text-indent="0cm" style:auto-text-indent="false"/>
    </style:style>
    <style:style style:name="P6" style:family="paragraph" style:parent-style-name="Text_20_body">
      <style:paragraph-properties fo:margin-left="1.905cm" fo:margin-right="0cm" fo:line-height="107%" fo:text-indent="0cm" style:auto-text-indent="false"/>
      <style:text-properties style:font-name="Times New Roman" fo:font-size="14pt" fo:language="es" fo:country="CR"/>
    </style:style>
    <style:style style:name="P7" style:family="paragraph" style:parent-style-name="Text_20_body">
      <style:paragraph-properties fo:margin-left="2.54cm" fo:margin-right="0cm" fo:line-height="107%" fo:text-indent="-0.635cm" style:auto-text-indent="false"/>
    </style:style>
    <style:style style:name="P8" style:family="paragraph" style:parent-style-name="Text_20_body">
      <style:paragraph-properties fo:margin-left="2.54cm" fo:margin-right="0cm" fo:line-height="107%" fo:text-indent="0cm" style:auto-text-indent="false"/>
    </style:style>
    <style:style style:name="P9" style:family="paragraph" style:parent-style-name="Text_20_body">
      <style:paragraph-properties fo:margin-left="2.54cm" fo:margin-right="0cm" fo:line-height="107%" fo:text-indent="0cm" style:auto-text-indent="false"/>
      <style:text-properties style:font-name="Times New Roman" fo:font-size="14pt" fo:language="es" fo:country="CR"/>
    </style:style>
    <style:style style:name="P10" style:family="paragraph" style:parent-style-name="Text_20_body">
      <style:paragraph-properties fo:margin-left="3.175cm" fo:margin-right="0cm" fo:line-height="107%" fo:text-indent="-0.635cm" style:auto-text-indent="false"/>
    </style:style>
    <style:style style:name="T1" style:family="text">
      <style:text-properties fo:font-variant="normal" fo:text-transform="none" style:font-name="Times New Roman" fo:font-size="14pt" fo:language="es" fo:country="CR"/>
    </style:style>
    <style:style style:name="T2" style:family="text">
      <style:text-properties style:font-name="Times New Roman" fo:font-size="14pt" fo:language="es" fo:country="C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ato desarrollo de software</text:p>
      <text:p text:style-name="P1">JOMA desarrolladora de software redacta el presenta contrato con el objetivo de puntualizar de manera escrita el acuerdo para la prestación de servicios profesionales a la microempresa Familia Villegas, los procesos a realizar son:</text:p>
      <text:p text:style-name="P3"><text:span text:style-name="T2">a)</text:span><text:span text:style-name="T1">     </text:span><text:span text:style-name="T2">Recopilación y análisis de información necesaria para el desarrollo del programa.</text:span></text:p>
      <text:p text:style-name="P4"><text:span text:style-name="T2">b)</text:span><text:span text:style-name="T1">    </text:span><text:span text:style-name="T2">Creación de diagramas con el objetivo de tener un modelo del software final, entre el cuál se quiere </text:span></text:p>
      <text:p text:style-name="P4"><text:span text:style-name="T2"><text:s text:c="5"/>B.1) Poder llevar un control administrativo de las ventas de producto que se elaboran en la microempresa Familia Villegas.</text:span></text:p>
      <text:p text:style-name="P4"><text:span text:style-name="T2"><text:s text:c="5"/>B.2) Llevar control sobre los animales existentes en la granja, como lo son los cuidados de cada uno, control de nacimientos, muertes o ventas.</text:span></text:p>
      <text:p text:style-name="P4"><text:span text:style-name="T2"><text:s text:c="5"/>B.3) Control de inventario de productos de mantenimiento que se utilizan en la empresa. </text:span></text:p>
      <text:p text:style-name="P4"><text:span text:style-name="T2"><text:s text:c="5"/>B.4) Control de inventario de productos elaborados en la empresa. </text:span></text:p>
      <text:p text:style-name="P4"><text:span text:style-name="T2"><text:s text:c="6"/>B.5) Conocer y administrar las facturas asociadas a un cliente, y tener un historial de las facturas de crédito para poder realizar cobros en determinado tiempo, ya sea agregando nuevos montos o quitando a la factura montos de abonos.</text:span></text:p>
      <text:p text:style-name="P3"><text:span text:style-name="T2">c)</text:span><text:span text:style-name="T1">     </text:span><text:span text:style-name="T2">El programa está diseñado al gusto de los contratantes y se realizaran varias reuniones durante el periodo de construcción de software para poder atender a tiempo cualquier inconformidad relacionado con la interfaz o funcionalidad del mismo, aclarando que tenga que ver con facilidad para entender, ya que los requerimientos expuestos en el punto B son los únicos que están bajo contrato y cualquier modificación de estos en tiempo extraordinario serán tomados en cuenta para cobro adicional. </text:span></text:p>
      <text:p text:style-name="P3"><text:span text:style-name="T2">d)</text:span><text:span text:style-name="T1">    </text:span><text:span text:style-name="T2">La información brindada para la elaboración del software es estrictamente confidencial y se utilizará para fines meramente profesionales y no será divulgada por ninguno de los integrantes de la empresa JOMA desarrolladora de software.</text:span></text:p>
      <text:p text:style-name="P3"><text:span text:style-name="T2">e)</text:span><text:span text:style-name="T1">     </text:span><text:span text:style-name="T2">Para la entrega parcial y final acordada por las partes, el cliente debe elaborar la respectiva acta de entrega debidamente firmada, como constancia de satisfacción de producto entregado, siempre y cuando se cumplan las condiciones de alcance de contrato acordadas en el punto B.</text:span></text:p>
      <text:p text:style-name="P3"><text:span text:style-name="T2">f)</text:span><text:span text:style-name="T1">      </text:span><text:span text:style-name="T2">El software a desarrollar será utilizado única y exclusivamente para la microempresa Familia Villegas, este no será utilizado para fines comerciales, no podrá ser vendido ni utilizado por terceros, y en caso que se </text:span><text:soft-page-break/><text:span text:style-name="T2">compruebe lo contrario podrá ser denunciada la empresa Familia Villegas como responsable.</text:span></text:p>
      <text:p text:style-name="P5"> </text:p>
      <text:p text:style-name="P5"> </text:p>
      <text:p text:style-name="P6">Bajo acuerdo del contrato firman:</text:p>
      <text:p text:style-name="P5"> </text:p>
      <text:p text:style-name="P6">Joma desarrolladora de Software</text:p>
      <text:p text:style-name="P5"> </text:p>
      <text:p text:style-name="P7"><text:span text:style-name="T2">1.</text:span><text:span text:style-name="T1">     </text:span><text:span text:style-name="T2">________________________</text:span></text:p>
      <text:p text:style-name="P7"><text:span text:style-name="T2">2.</text:span><text:span text:style-name="T1">     </text:span><text:span text:style-name="T2">________________________</text:span></text:p>
      <text:p text:style-name="P7"><text:span text:style-name="T2">3.</text:span><text:span text:style-name="T1">     </text:span><text:span text:style-name="T2">________________________</text:span></text:p>
      <text:p text:style-name="P7"><text:span text:style-name="T2">4.</text:span><text:span text:style-name="T1">     </text:span><text:span text:style-name="T2">________________________</text:span></text:p>
      <text:p text:style-name="P8"> </text:p>
      <text:p text:style-name="P9">Microempresa Familia Villegas</text:p>
      <text:p text:style-name="P8"> </text:p>
      <text:p text:style-name="P10"><text:span text:style-name="T2">1.</text:span><text:span text:style-name="T1">     </text:span><text:span text:style-name="T2">_____________________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08:54.995000000</meta:creation-date>
    <meta:generator>LibreOffice/5.1.1.3$Windows_x86 LibreOffice_project/89f508ef3ecebd2cfb8e1def0f0ba9a803b88a6d</meta:generator>
    <dc:date>2016-09-04T23:58:04.790000000</dc:date>
    <meta:editing-duration>PT2M49S</meta:editing-duration>
    <meta:editing-cycles>1</meta:editing-cycles>
    <meta:document-statistic meta:table-count="0" meta:image-count="0" meta:object-count="0" meta:page-count="2" meta:paragraph-count="27" meta:word-count="401" meta:character-count="2725" meta:non-whitespace-character-count="2266"/>
  </office:meta>
</office:document-meta>
</file>